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puGDPPCsol5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stamp (year)</text:p>
          </table:table-cell>
          <table:table-cell office:value-type="string" calcext:value-type="string">
            <text:p>value1 (PopuNorm)</text:p>
          </table:table-cell>
          <table:table-cell office:value-type="string" calcext:value-type="string">
            <text:p>Value2 (TL)</text:p>
          </table:table-cell>
          <table:table-cell/>
          <table:table-cell office:value-type="string" calcext:value-type="string">
            <text:p>Popu (people)</text:p>
          </table:table-cell>
          <table:table-cell office:value-type="string" calcext:value-type="string">
            <text:p>GDPPC 1990Intld</text:p>
          </table:table-cell>
          <table:table-cell office:value-type="string" calcext:value-type="string">
            <text:p>LEB (years)</text:p>
          </table:table-cell>
          <table:table-cell office:value-type="string" calcext:value-type="string">
            <text:p>HLE (years)</text:p>
          </table:table-cell>
          <table:table-cell office:value-type="string" calcext:value-type="string">
            <text:p>ETA (years)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8.9575285821528" calcext:value-type="float">
            <text:p>88.9575285821528</text:p>
          </table:table-cell>
          <table:table-cell office:value-type="float" office:value="68.4566929133858" calcext:value-type="float">
            <text:p>68.4566929133858</text:p>
          </table:table-cell>
          <table:table-cell/>
          <table:table-cell table:formula="of:=[.B2]*87623823" office:value-type="float" office:value="7794798739" calcext:value-type="float">
            <text:p>7794798739</text:p>
          </table:table-cell>
          <table:table-cell table:formula="of:=[.C2]*127" office:value-type="float" office:value="8694" calcext:value-type="float">
            <text:p>8694</text:p>
          </table:table-cell>
          <table:table-cell table:formula="of:=((1.27814 *([.C2])^(0.252439))-0.885932)*26" office:value-type="float" office:value="73.5446853444616" calcext:value-type="float">
            <text:p>73.5446853444616</text:p>
          </table:table-cell>
          <table:table-cell table:formula="of:=(([.G2])^(0.25*0.5))*37" office:value-type="float" office:value="63.3170446586665" calcext:value-type="float">
            <text:p>63.3170446586665</text:p>
          </table:table-cell>
          <table:table-cell table:formula="of:=(([.G2])^(0.25*0.5))*12" office:value-type="float" office:value="20.5352577271351" calcext:value-type="float">
            <text:p>20.5352577271351</text:p>
          </table:table-cell>
        </table:table-row>
        <table:table-row table:style-name="ro1">
          <table:table-cell office:value-type="float" office:value="2020.0922864823" calcext:value-type="float">
            <text:p>2020.0922864823</text:p>
          </table:table-cell>
          <table:table-cell office:value-type="float" office:value="89.0428713683209" calcext:value-type="float">
            <text:p>89.0428713683209</text:p>
          </table:table-cell>
          <table:table-cell office:value-type="float" office:value="68.549470232216" calcext:value-type="float">
            <text:p>68.549470232216</text:p>
          </table:table-cell>
          <table:table-cell/>
          <table:table-cell table:formula="of:=[.B3]*87623823" office:value-type="float" office:value="7802276800.18952" calcext:value-type="float">
            <text:p>7802276800.18952</text:p>
          </table:table-cell>
          <table:table-cell table:formula="of:=[.C3]*127" office:value-type="float" office:value="8705.78271949143" calcext:value-type="float">
            <text:p>8705.78271949143</text:p>
          </table:table-cell>
          <table:table-cell table:formula="of:=((1.27814 *([.C3])^(0.252439))-0.885932)*26" office:value-type="float" office:value="73.5777104947229" calcext:value-type="float">
            <text:p>73.5777104947229</text:p>
          </table:table-cell>
          <table:table-cell table:formula="of:=(([.G3])^(0.25*0.5))*37" office:value-type="float" office:value="63.3205980157398" calcext:value-type="float">
            <text:p>63.3205980157398</text:p>
          </table:table-cell>
          <table:table-cell table:formula="of:=(([.G3])^(0.25*0.5))*12" office:value-type="float" office:value="20.536410167267" calcext:value-type="float">
            <text:p>20.536410167267</text:p>
          </table:table-cell>
        </table:table-row>
        <table:table-row table:style-name="ro1">
          <table:table-cell office:value-type="float" office:value="2020.81383832224" calcext:value-type="float">
            <text:p>2020.81383832224</text:p>
          </table:table-cell>
          <table:table-cell office:value-type="float" office:value="89.7068554997499" calcext:value-type="float">
            <text:p>89.7068554997499</text:p>
          </table:table-cell>
          <table:table-cell office:value-type="float" office:value="69.2760799765257" calcext:value-type="float">
            <text:p>69.2760799765257</text:p>
          </table:table-cell>
          <table:table-cell/>
          <table:table-cell table:formula="of:=[.B4]*87623823" office:value-type="float" office:value="7860457628.19666" calcext:value-type="float">
            <text:p>7860457628.19666</text:p>
          </table:table-cell>
          <table:table-cell table:formula="of:=[.C4]*127" office:value-type="float" office:value="8798.06215701876" calcext:value-type="float">
            <text:p>8798.06215701876</text:p>
          </table:table-cell>
          <table:table-cell table:formula="of:=((1.27814 *([.C4])^(0.252439))-0.885932)*26" office:value-type="float" office:value="73.8352067278453" calcext:value-type="float">
            <text:p>73.8352067278453</text:p>
          </table:table-cell>
          <table:table-cell table:formula="of:=(([.G4])^(0.25*0.5))*37" office:value-type="float" office:value="63.3482556881069" calcext:value-type="float">
            <text:p>63.3482556881069</text:p>
          </table:table-cell>
          <table:table-cell table:formula="of:=(([.G4])^(0.25*0.5))*12" office:value-type="float" office:value="20.5453802231698" calcext:value-type="float">
            <text:p>20.5453802231698</text:p>
          </table:table-cell>
        </table:table-row>
        <table:table-row table:style-name="ro1">
          <table:table-cell office:value-type="float" office:value="2022.2270919993" calcext:value-type="float">
            <text:p>2022.2270919993</text:p>
          </table:table-cell>
          <table:table-cell office:value-type="float" office:value="90.9900981874474" calcext:value-type="float">
            <text:p>90.9900981874474</text:p>
          </table:table-cell>
          <table:table-cell office:value-type="float" office:value="70.7032343101074" calcext:value-type="float">
            <text:p>70.7032343101074</text:p>
          </table:table-cell>
          <table:table-cell/>
          <table:table-cell table:formula="of:=[.B5]*87623823" office:value-type="float" office:value="7972900258.32951" calcext:value-type="float">
            <text:p>7972900258.32951</text:p>
          </table:table-cell>
          <table:table-cell table:formula="of:=[.C5]*127" office:value-type="float" office:value="8979.31075738364" calcext:value-type="float">
            <text:p>8979.31075738364</text:p>
          </table:table-cell>
          <table:table-cell table:formula="of:=((1.27814 *([.C5])^(0.252439))-0.885932)*26" office:value-type="float" office:value="74.3351418333682" calcext:value-type="float">
            <text:p>74.3351418333682</text:p>
          </table:table-cell>
          <table:table-cell table:formula="of:=(([.G5])^(0.25*0.5))*37" office:value-type="float" office:value="63.4017135801397" calcext:value-type="float">
            <text:p>63.4017135801397</text:p>
          </table:table-cell>
          <table:table-cell table:formula="of:=(([.G5])^(0.25*0.5))*12" office:value-type="float" office:value="20.5627179178831" calcext:value-type="float">
            <text:p>20.562717917883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91.6819648254667" calcext:value-type="float">
            <text:p>91.6819648254667</text:p>
          </table:table-cell>
          <table:table-cell office:value-type="float" office:value="71.4847541037931" calcext:value-type="float">
            <text:p>71.4847541037931</text:p>
          </table:table-cell>
          <table:table-cell/>
          <table:table-cell table:formula="of:=[.B6]*87623823" office:value-type="float" office:value="8033524258.15892" calcext:value-type="float">
            <text:p>8033524258.15892</text:p>
          </table:table-cell>
          <table:table-cell table:formula="of:=[.C6]*127" office:value-type="float" office:value="9078.56377118172" calcext:value-type="float">
            <text:p>9078.56377118172</text:p>
          </table:table-cell>
          <table:table-cell table:formula="of:=((1.27814 *([.C6])^(0.252439))-0.885932)*26" office:value-type="float" office:value="74.6057201552117" calcext:value-type="float">
            <text:p>74.6057201552117</text:p>
          </table:table-cell>
          <table:table-cell table:formula="of:=(([.G6])^(0.25*0.5))*37" office:value-type="float" office:value="63.4305153545205" calcext:value-type="float">
            <text:p>63.4305153545205</text:p>
          </table:table-cell>
          <table:table-cell table:formula="of:=(([.G6])^(0.25*0.5))*12" office:value-type="float" office:value="20.5720590338985" calcext:value-type="float">
            <text:p>20.5720590338985</text:p>
          </table:table-cell>
        </table:table-row>
        <table:table-row table:style-name="ro1">
          <table:table-cell office:value-type="float" office:value="2024.83722835335" calcext:value-type="float">
            <text:p>2024.83722835335</text:p>
          </table:table-cell>
          <table:table-cell office:value-type="float" office:value="93.2974825883524" calcext:value-type="float">
            <text:p>93.2974825883524</text:p>
          </table:table-cell>
          <table:table-cell office:value-type="float" office:value="73.3389209742565" calcext:value-type="float">
            <text:p>73.3389209742565</text:p>
          </table:table-cell>
          <table:table-cell/>
          <table:table-cell table:formula="of:=[.B7]*87623823" office:value-type="float" office:value="8175082100.66737" calcext:value-type="float">
            <text:p>8175082100.66737</text:p>
          </table:table-cell>
          <table:table-cell table:formula="of:=[.C7]*127" office:value-type="float" office:value="9314.04296373058" calcext:value-type="float">
            <text:p>9314.04296373058</text:p>
          </table:table-cell>
          <table:table-cell table:formula="of:=((1.27814 *([.C7])^(0.252439))-0.885932)*26" office:value-type="float" office:value="75.2389355178091" calcext:value-type="float">
            <text:p>75.2389355178091</text:p>
          </table:table-cell>
          <table:table-cell table:formula="of:=(([.G7])^(0.25*0.5))*37" office:value-type="float" office:value="63.4975625236746" calcext:value-type="float">
            <text:p>63.4975625236746</text:p>
          </table:table-cell>
          <table:table-cell table:formula="of:=(([.G7])^(0.25*0.5))*12" office:value-type="float" office:value="20.5938040617323" calcext:value-type="float">
            <text:p>20.593804061732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94.2983300708044" calcext:value-type="float">
            <text:p>94.2983300708044</text:p>
          </table:table-cell>
          <table:table-cell office:value-type="float" office:value="74.5081172844279" calcext:value-type="float">
            <text:p>74.5081172844279</text:p>
          </table:table-cell>
          <table:table-cell/>
          <table:table-cell table:formula="of:=[.B8]*87623823" office:value-type="float" office:value="8262780183.31974" calcext:value-type="float">
            <text:p>8262780183.31974</text:p>
          </table:table-cell>
          <table:table-cell table:formula="of:=[.C8]*127" office:value-type="float" office:value="9462.53089512234" calcext:value-type="float">
            <text:p>9462.53089512234</text:p>
          </table:table-cell>
          <table:table-cell table:formula="of:=((1.27814 *([.C8])^(0.252439))-0.885932)*26" office:value-type="float" office:value="75.6320984464743" calcext:value-type="float">
            <text:p>75.6320984464743</text:p>
          </table:table-cell>
          <table:table-cell table:formula="of:=(([.G8])^(0.25*0.5))*37" office:value-type="float" office:value="63.5389440226142" calcext:value-type="float">
            <text:p>63.5389440226142</text:p>
          </table:table-cell>
          <table:table-cell table:formula="of:=(([.G8])^(0.25*0.5))*12" office:value-type="float" office:value="20.6072250884154" calcext:value-type="float">
            <text:p>20.6072250884154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96.8012634210789" calcext:value-type="float">
            <text:p>96.8012634210789</text:p>
          </table:table-cell>
          <table:table-cell office:value-type="float" office:value="77.5043377631554" calcext:value-type="float">
            <text:p>77.5043377631554</text:p>
          </table:table-cell>
          <table:table-cell/>
          <table:table-cell table:formula="of:=[.B9]*87623823" office:value-type="float" office:value="8482096772.18499" calcext:value-type="float">
            <text:p>8482096772.18499</text:p>
          </table:table-cell>
          <table:table-cell table:formula="of:=[.C9]*127" office:value-type="float" office:value="9843.05089592074" calcext:value-type="float">
            <text:p>9843.05089592074</text:p>
          </table:table-cell>
          <table:table-cell table:formula="of:=((1.27814 *([.C9])^(0.252439))-0.885932)*26" office:value-type="float" office:value="76.618989573481" calcext:value-type="float">
            <text:p>76.618989573481</text:p>
          </table:table-cell>
          <table:table-cell table:formula="of:=(([.G9])^(0.25*0.5))*37" office:value-type="float" office:value="63.6419937537347" calcext:value-type="float">
            <text:p>63.6419937537347</text:p>
          </table:table-cell>
          <table:table-cell table:formula="of:=(([.G9])^(0.25*0.5))*12" office:value-type="float" office:value="20.6406466228329" calcext:value-type="float">
            <text:p>20.6406466228329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99.1879793255225" calcext:value-type="float">
            <text:p>99.1879793255225</text:p>
          </table:table-cell>
          <table:table-cell office:value-type="float" office:value="80.4636717363781" calcext:value-type="float">
            <text:p>80.4636717363781</text:p>
          </table:table-cell>
          <table:table-cell/>
          <table:table-cell table:formula="of:=[.B10]*87623823" office:value-type="float" office:value="8691229944.14724" calcext:value-type="float">
            <text:p>8691229944.14724</text:p>
          </table:table-cell>
          <table:table-cell table:formula="of:=[.C10]*127" office:value-type="float" office:value="10218.88631052" calcext:value-type="float">
            <text:p>10218.88631052</text:p>
          </table:table-cell>
          <table:table-cell table:formula="of:=((1.27814 *([.C10])^(0.252439))-0.885932)*26" office:value-type="float" office:value="77.566118568471" calcext:value-type="float">
            <text:p>77.566118568471</text:p>
          </table:table-cell>
          <table:table-cell table:formula="of:=(([.G10])^(0.25*0.5))*37" office:value-type="float" office:value="63.7398051526877" calcext:value-type="float">
            <text:p>63.7398051526877</text:p>
          </table:table-cell>
          <table:table-cell table:formula="of:=(([.G10])^(0.25*0.5))*12" office:value-type="float" office:value="20.6723692387095" calcext:value-type="float">
            <text:p>20.6723692387095</text:p>
          </table:table-cell>
        </table:table-row>
        <table:table-row table:style-name="ro1">
          <table:table-cell office:value-type="float" office:value="2037.34461259759" calcext:value-type="float">
            <text:p>2037.34461259759</text:p>
          </table:table-cell>
          <table:table-cell office:value-type="float" office:value="103.150915035572" calcext:value-type="float">
            <text:p>103.150915035572</text:p>
          </table:table-cell>
          <table:table-cell office:value-type="float" office:value="85.6198396806687" calcext:value-type="float">
            <text:p>85.6198396806687</text:p>
          </table:table-cell>
          <table:table-cell/>
          <table:table-cell table:formula="of:=[.B11]*87623823" office:value-type="float" office:value="9038477521.365" calcext:value-type="float">
            <text:p>9038477521.365</text:p>
          </table:table-cell>
          <table:table-cell table:formula="of:=[.C11]*127" office:value-type="float" office:value="10873.7196394449" calcext:value-type="float">
            <text:p>10873.7196394449</text:p>
          </table:table-cell>
          <table:table-cell table:formula="of:=((1.27814 *([.C11])^(0.252439))-0.885932)*26" office:value-type="float" office:value="79.1558919786765" calcext:value-type="float">
            <text:p>79.1558919786765</text:p>
          </table:table-cell>
          <table:table-cell table:formula="of:=(([.G11])^(0.25*0.5))*37" office:value-type="float" office:value="63.9016585005566" calcext:value-type="float">
            <text:p>63.9016585005566</text:p>
          </table:table-cell>
          <table:table-cell table:formula="of:=(([.G11])^(0.25*0.5))*12" office:value-type="float" office:value="20.7248622163967" calcext:value-type="float">
            <text:p>20.7248622163967</text:p>
          </table:table-cell>
        </table:table-row>
        <table:table-row table:style-name="ro1">
          <table:table-cell office:value-type="float" office:value="2044.00648816244" calcext:value-type="float">
            <text:p>2044.00648816244</text:p>
          </table:table-cell>
          <table:table-cell office:value-type="float" office:value="107.586709839199" calcext:value-type="float">
            <text:p>107.586709839199</text:p>
          </table:table-cell>
          <table:table-cell office:value-type="float" office:value="91.7966635956127" calcext:value-type="float">
            <text:p>91.7966635956127</text:p>
          </table:table-cell>
          <table:table-cell/>
          <table:table-cell table:formula="of:=[.B12]*87623823" office:value-type="float" office:value="9427158820.10233" calcext:value-type="float">
            <text:p>9427158820.10233</text:p>
          </table:table-cell>
          <table:table-cell table:formula="of:=[.C12]*127" office:value-type="float" office:value="11658.1762766428" calcext:value-type="float">
            <text:p>11658.1762766428</text:p>
          </table:table-cell>
          <table:table-cell table:formula="of:=((1.27814 *([.C12])^(0.252439))-0.885932)*26" office:value-type="float" office:value="80.9687600110416" calcext:value-type="float">
            <text:p>80.9687600110416</text:p>
          </table:table-cell>
          <table:table-cell table:formula="of:=(([.G12])^(0.25*0.5))*37" office:value-type="float" office:value="64.0827897873403" calcext:value-type="float">
            <text:p>64.0827897873403</text:p>
          </table:table-cell>
          <table:table-cell table:formula="of:=(([.G12])^(0.25*0.5))*12" office:value-type="float" office:value="20.7836074985968" calcext:value-type="float">
            <text:p>20.7836074985968</text:p>
          </table:table-cell>
        </table:table-row>
        <table:table-row table:style-name="ro1">
          <table:table-cell office:value-type="float" office:value="2053.26015194797" calcext:value-type="float">
            <text:p>2053.26015194797</text:p>
          </table:table-cell>
          <table:table-cell office:value-type="float" office:value="112.89585164319" calcext:value-type="float">
            <text:p>112.89585164319</text:p>
          </table:table-cell>
          <table:table-cell office:value-type="float" office:value="99.8533820423588" calcext:value-type="float">
            <text:p>99.8533820423588</text:p>
          </table:table-cell>
          <table:table-cell/>
          <table:table-cell table:formula="of:=[.B13]*87623823" office:value-type="float" office:value="9892366121.81714" calcext:value-type="float">
            <text:p>9892366121.81714</text:p>
          </table:table-cell>
          <table:table-cell table:formula="of:=[.C13]*127" office:value-type="float" office:value="12681.3795193796" calcext:value-type="float">
            <text:p>12681.3795193796</text:p>
          </table:table-cell>
          <table:table-cell table:formula="of:=((1.27814 *([.C13])^(0.252439))-0.885932)*26" office:value-type="float" office:value="83.2010842464023" calcext:value-type="float">
            <text:p>83.2010842464023</text:p>
          </table:table-cell>
          <table:table-cell table:formula="of:=(([.G13])^(0.25*0.5))*37" office:value-type="float" office:value="64.30101780275" calcext:value-type="float">
            <text:p>64.30101780275</text:p>
          </table:table-cell>
          <table:table-cell table:formula="of:=(([.G13])^(0.25*0.5))*12" office:value-type="float" office:value="20.8543841522432" calcext:value-type="float">
            <text:p>20.8543841522432</text:p>
          </table:table-cell>
        </table:table-row>
        <table:table-row table:style-name="ro1">
          <table:table-cell office:value-type="float" office:value="2064.24567475142" calcext:value-type="float">
            <text:p>2064.24567475142</text:p>
          </table:table-cell>
          <table:table-cell office:value-type="float" office:value="118.09578639179" calcext:value-type="float">
            <text:p>118.09578639179</text:p>
          </table:table-cell>
          <table:table-cell office:value-type="float" office:value="108.595820866564" calcext:value-type="float">
            <text:p>108.595820866564</text:p>
          </table:table-cell>
          <table:table-cell/>
          <table:table-cell table:formula="of:=[.B14]*87623823" office:value-type="float" office:value="10348004283.84" calcext:value-type="float">
            <text:p>10348004283.84</text:p>
          </table:table-cell>
          <table:table-cell table:formula="of:=[.C14]*127" office:value-type="float" office:value="13791.6692500536" calcext:value-type="float">
            <text:p>13791.6692500536</text:p>
          </table:table-cell>
          <table:table-cell table:formula="of:=((1.27814 *([.C14])^(0.252439))-0.885932)*26" office:value-type="float" office:value="85.4759272311122" calcext:value-type="float">
            <text:p>85.4759272311122</text:p>
          </table:table-cell>
          <table:table-cell table:formula="of:=(([.G14])^(0.25*0.5))*37" office:value-type="float" office:value="64.5181939374399" calcext:value-type="float">
            <text:p>64.5181939374399</text:p>
          </table:table-cell>
          <table:table-cell table:formula="of:=(([.G14])^(0.25*0.5))*12" office:value-type="float" office:value="20.9248196553859" calcext:value-type="float">
            <text:p>20.9248196553859</text:p>
          </table:table-cell>
        </table:table-row>
        <table:table-row table:style-name="ro1">
          <table:table-cell office:value-type="float" office:value="2077.39413239673" calcext:value-type="float">
            <text:p>2077.39413239673</text:p>
          </table:table-cell>
          <table:table-cell office:value-type="float" office:value="123.068961101419" calcext:value-type="float">
            <text:p>123.068961101419</text:p>
          </table:table-cell>
          <table:table-cell office:value-type="float" office:value="117.939443986246" calcext:value-type="float">
            <text:p>117.939443986246</text:p>
          </table:table-cell>
          <table:table-cell/>
          <table:table-cell table:formula="of:=[.B15]*87623823" office:value-type="float" office:value="10783772864.3446" calcext:value-type="float">
            <text:p>10783772864.3446</text:p>
          </table:table-cell>
          <table:table-cell table:formula="of:=[.C15]*127" office:value-type="float" office:value="14978.3093862532" calcext:value-type="float">
            <text:p>14978.3093862532</text:p>
          </table:table-cell>
          <table:table-cell table:formula="of:=((1.27814 *([.C15])^(0.252439))-0.885932)*26" office:value-type="float" office:value="87.760553231121" calcext:value-type="float">
            <text:p>87.760553231121</text:p>
          </table:table-cell>
          <table:table-cell table:formula="of:=(([.G15])^(0.25*0.5))*37" office:value-type="float" office:value="64.7312722851142" calcext:value-type="float">
            <text:p>64.7312722851142</text:p>
          </table:table-cell>
          <table:table-cell table:formula="of:=(([.G15])^(0.25*0.5))*12" office:value-type="float" office:value="20.9939261465235" calcext:value-type="float">
            <text:p>20.9939261465235</text:p>
          </table:table-cell>
        </table:table-row>
        <table:table-row table:style-name="ro1">
          <table:table-cell office:value-type="float" office:value="2092.73116599543" calcext:value-type="float">
            <text:p>2092.73116599543</text:p>
          </table:table-cell>
          <table:table-cell office:value-type="float" office:value="127.5856775922" calcext:value-type="float">
            <text:p>127.5856775922</text:p>
          </table:table-cell>
          <table:table-cell office:value-type="float" office:value="127.474265235659" calcext:value-type="float">
            <text:p>127.474265235659</text:p>
          </table:table-cell>
          <table:table-cell/>
          <table:table-cell table:formula="of:=[.B16]*87623823" office:value-type="float" office:value="11179544830.674" calcext:value-type="float">
            <text:p>11179544830.674</text:p>
          </table:table-cell>
          <table:table-cell table:formula="of:=[.C16]*127" office:value-type="float" office:value="16189.2316849287" calcext:value-type="float">
            <text:p>16189.2316849287</text:p>
          </table:table-cell>
          <table:table-cell table:formula="of:=((1.27814 *([.C16])^(0.252439))-0.885932)*26" office:value-type="float" office:value="89.9564238104032" calcext:value-type="float">
            <text:p>89.9564238104032</text:p>
          </table:table-cell>
          <table:table-cell table:formula="of:=(([.G16])^(0.25*0.5))*37" office:value-type="float" office:value="64.9315465064144" calcext:value-type="float">
            <text:p>64.9315465064144</text:p>
          </table:table-cell>
          <table:table-cell table:formula="of:=(([.G16])^(0.25*0.5))*12" office:value-type="float" office:value="21.0588799480263" calcext:value-type="float">
            <text:p>21.0588799480263</text:p>
          </table:table-cell>
        </table:table-row>
        <table:table-row table:style-name="ro1">
          <table:table-cell office:value-type="float" office:value="2110.77325924346" calcext:value-type="float">
            <text:p>2110.77325924346</text:p>
          </table:table-cell>
          <table:table-cell office:value-type="float" office:value="131.646895029596" calcext:value-type="float">
            <text:p>131.646895029596</text:p>
          </table:table-cell>
          <table:table-cell office:value-type="float" office:value="137.12729899167" calcext:value-type="float">
            <text:p>137.12729899167</text:p>
          </table:table-cell>
          <table:table-cell/>
          <table:table-cell table:formula="of:=[.B17]*87623823" office:value-type="float" office:value="11535404228.5729" calcext:value-type="float">
            <text:p>11535404228.5729</text:p>
          </table:table-cell>
          <table:table-cell table:formula="of:=[.C17]*127" office:value-type="float" office:value="17415.1669719421" calcext:value-type="float">
            <text:p>17415.1669719421</text:p>
          </table:table-cell>
          <table:table-cell table:formula="of:=((1.27814 *([.C17])^(0.252439))-0.885932)*26" office:value-type="float" office:value="92.0577847295924" calcext:value-type="float">
            <text:p>92.0577847295924</text:p>
          </table:table-cell>
          <table:table-cell table:formula="of:=(([.G17])^(0.25*0.5))*37" office:value-type="float" office:value="65.1192348637575" calcext:value-type="float">
            <text:p>65.1192348637575</text:p>
          </table:table-cell>
          <table:table-cell table:formula="of:=(([.G17])^(0.25*0.5))*12" office:value-type="float" office:value="21.1197518477051" calcext:value-type="float">
            <text:p>21.1197518477051</text:p>
          </table:table-cell>
        </table:table-row>
        <table:table-row table:style-name="ro1">
          <table:table-cell office:value-type="float" office:value="2131.94922458688" calcext:value-type="float">
            <text:p>2131.94922458688</text:p>
          </table:table-cell>
          <table:table-cell office:value-type="float" office:value="135.240441359301" calcext:value-type="float">
            <text:p>135.240441359301</text:p>
          </table:table-cell>
          <table:table-cell office:value-type="float" office:value="146.747717526818" calcext:value-type="float">
            <text:p>146.747717526818</text:p>
          </table:table-cell>
          <table:table-cell/>
          <table:table-cell table:formula="of:=[.B18]*87623823" office:value-type="float" office:value="11850284496.1093" calcext:value-type="float">
            <text:p>11850284496.1093</text:p>
          </table:table-cell>
          <table:table-cell table:formula="of:=[.C18]*127" office:value-type="float" office:value="18636.9601259059" calcext:value-type="float">
            <text:p>18636.9601259059</text:p>
          </table:table-cell>
          <table:table-cell table:formula="of:=((1.27814 *([.C18])^(0.252439))-0.885932)*26" office:value-type="float" office:value="94.0447346857105" calcext:value-type="float">
            <text:p>94.0447346857105</text:p>
          </table:table-cell>
          <table:table-cell table:formula="of:=(([.G18])^(0.25*0.5))*37" office:value-type="float" office:value="65.2932873489087" calcext:value-type="float">
            <text:p>65.2932873489087</text:p>
          </table:table-cell>
          <table:table-cell table:formula="of:=(([.G18])^(0.25*0.5))*12" office:value-type="float" office:value="21.1762013023488" calcext:value-type="float">
            <text:p>21.1762013023488</text:p>
          </table:table-cell>
        </table:table-row>
        <table:table-row table:style-name="ro1">
          <table:table-cell office:value-type="float" office:value="2156.95244201299" calcext:value-type="float">
            <text:p>2156.95244201299</text:p>
          </table:table-cell>
          <table:table-cell office:value-type="float" office:value="138.409688913869" calcext:value-type="float">
            <text:p>138.409688913869</text:p>
          </table:table-cell>
          <table:table-cell office:value-type="float" office:value="156.291325768972" calcext:value-type="float">
            <text:p>156.291325768972</text:p>
          </table:table-cell>
          <table:table-cell/>
          <table:table-cell table:formula="of:=[.B19]*87623823" office:value-type="float" office:value="12127986082.8739" calcext:value-type="float">
            <text:p>12127986082.8739</text:p>
          </table:table-cell>
          <table:table-cell table:formula="of:=[.C19]*127" office:value-type="float" office:value="19848.9983726594" calcext:value-type="float">
            <text:p>19848.9983726594</text:p>
          </table:table-cell>
          <table:table-cell table:formula="of:=((1.27814 *([.C19])^(0.252439))-0.885932)*26" office:value-type="float" office:value="95.9218085957122" calcext:value-type="float">
            <text:p>95.9218085957122</text:p>
          </table:table-cell>
          <table:table-cell table:formula="of:=(([.G19])^(0.25*0.5))*37" office:value-type="float" office:value="65.4547839815942" calcext:value-type="float">
            <text:p>65.4547839815942</text:p>
          </table:table-cell>
          <table:table-cell table:formula="of:=(([.G19])^(0.25*0.5))*12" office:value-type="float" office:value="21.2285785886251" calcext:value-type="float">
            <text:p>21.2285785886251</text:p>
          </table:table-cell>
        </table:table-row>
        <table:table-row table:style-name="ro1">
          <table:table-cell office:value-type="float" office:value="2186.56586568893" calcext:value-type="float">
            <text:p>2186.56586568893</text:p>
          </table:table-cell>
          <table:table-cell office:value-type="float" office:value="141.195799210451" calcext:value-type="float">
            <text:p>141.195799210451</text:p>
          </table:table-cell>
          <table:table-cell office:value-type="float" office:value="165.70575651061" calcext:value-type="float">
            <text:p>165.70575651061</text:p>
          </table:table-cell>
          <table:table-cell/>
          <table:table-cell table:formula="of:=[.B20]*87623823" office:value-type="float" office:value="12372115718.3601" calcext:value-type="float">
            <text:p>12372115718.3601</text:p>
          </table:table-cell>
          <table:table-cell table:formula="of:=[.C20]*127" office:value-type="float" office:value="21044.6310768475" calcext:value-type="float">
            <text:p>21044.6310768475</text:p>
          </table:table-cell>
          <table:table-cell table:formula="of:=((1.27814 *([.C20])^(0.252439))-0.885932)*26" office:value-type="float" office:value="97.6913027655858" calcext:value-type="float">
            <text:p>97.6913027655858</text:p>
          </table:table-cell>
          <table:table-cell table:formula="of:=(([.G20])^(0.25*0.5))*37" office:value-type="float" office:value="65.6045123596757" calcext:value-type="float">
            <text:p>65.6045123596757</text:p>
          </table:table-cell>
          <table:table-cell table:formula="of:=(([.G20])^(0.25*0.5))*12" office:value-type="float" office:value="21.2771391436786" calcext:value-type="float">
            <text:p>21.2771391436786</text:p>
          </table:table-cell>
        </table:table-row>
        <table:table-row table:style-name="ro1">
          <table:table-cell office:value-type="float" office:value="2221.81352282596" calcext:value-type="float">
            <text:p>2221.81352282596</text:p>
          </table:table-cell>
          <table:table-cell office:value-type="float" office:value="143.647785819893" calcext:value-type="float">
            <text:p>143.647785819893</text:p>
          </table:table-cell>
          <table:table-cell office:value-type="float" office:value="174.971427723045" calcext:value-type="float">
            <text:p>174.971427723045</text:p>
          </table:table-cell>
          <table:table-cell/>
          <table:table-cell table:formula="of:=[.B21]*87623823" office:value-type="float" office:value="12586968159.0242" calcext:value-type="float">
            <text:p>12586968159.0242</text:p>
          </table:table-cell>
          <table:table-cell table:formula="of:=[.C21]*127" office:value-type="float" office:value="22221.3713208267" calcext:value-type="float">
            <text:p>22221.3713208267</text:p>
          </table:table-cell>
          <table:table-cell table:formula="of:=((1.27814 *([.C21])^(0.252439))-0.885932)*26" office:value-type="float" office:value="99.360902870082" calcext:value-type="float">
            <text:p>99.360902870082</text:p>
          </table:table-cell>
          <table:table-cell table:formula="of:=(([.G21])^(0.25*0.5))*37" office:value-type="float" office:value="65.7436277998288" calcext:value-type="float">
            <text:p>65.7436277998288</text:p>
          </table:table-cell>
          <table:table-cell table:formula="of:=(([.G21])^(0.25*0.5))*12" office:value-type="float" office:value="21.3222576648094" calcext:value-type="float">
            <text:p>21.3222576648094</text:p>
          </table:table-cell>
        </table:table-row>
        <table:table-row table:style-name="ro1">
          <table:table-cell office:value-type="float" office:value="2263.9327103019" calcext:value-type="float">
            <text:p>2263.9327103019</text:p>
          </table:table-cell>
          <table:table-cell office:value-type="float" office:value="145.809642059545" calcext:value-type="float">
            <text:p>145.809642059545</text:p>
          </table:table-cell>
          <table:table-cell office:value-type="float" office:value="184.068476978955" calcext:value-type="float">
            <text:p>184.068476978955</text:p>
          </table:table-cell>
          <table:table-cell/>
          <table:table-cell table:formula="of:=[.B22]*87623823" office:value-type="float" office:value="12776398267.5189" calcext:value-type="float">
            <text:p>12776398267.5189</text:p>
          </table:table-cell>
          <table:table-cell table:formula="of:=[.C22]*127" office:value-type="float" office:value="23376.6965763273" calcext:value-type="float">
            <text:p>23376.6965763273</text:p>
          </table:table-cell>
          <table:table-cell table:formula="of:=((1.27814 *([.C22])^(0.252439))-0.885932)*26" office:value-type="float" office:value="100.936999102156" calcext:value-type="float">
            <text:p>100.936999102156</text:p>
          </table:table-cell>
          <table:table-cell table:formula="of:=(([.G22])^(0.25*0.5))*37" office:value-type="float" office:value="65.8730879829065" calcext:value-type="float">
            <text:p>65.8730879829065</text:p>
          </table:table-cell>
          <table:table-cell table:formula="of:=(([.G22])^(0.25*0.5))*12" office:value-type="float" office:value="21.3642447512129" calcext:value-type="float">
            <text:p>21.3642447512129</text:p>
          </table:table-cell>
        </table:table-row>
        <table:table-row table:style-name="ro1">
          <table:table-cell office:value-type="float" office:value="2314.47093163833" calcext:value-type="float">
            <text:p>2314.47093163833</text:p>
          </table:table-cell>
          <table:table-cell office:value-type="float" office:value="147.722230194403" calcext:value-type="float">
            <text:p>147.722230194403</text:p>
          </table:table-cell>
          <table:table-cell office:value-type="float" office:value="192.984397040816" calcext:value-type="float">
            <text:p>192.984397040816</text:p>
          </table:table-cell>
          <table:table-cell/>
          <table:table-cell table:formula="of:=[.B23]*87623823" office:value-type="float" office:value="12943986551.7196" calcext:value-type="float">
            <text:p>12943986551.7196</text:p>
          </table:table-cell>
          <table:table-cell table:formula="of:=[.C23]*127" office:value-type="float" office:value="24509.0184241836" calcext:value-type="float">
            <text:p>24509.0184241836</text:p>
          </table:table-cell>
          <table:table-cell table:formula="of:=((1.27814 *([.C23])^(0.252439))-0.885932)*26" office:value-type="float" office:value="102.426180887024" calcext:value-type="float">
            <text:p>102.426180887024</text:p>
          </table:table-cell>
          <table:table-cell table:formula="of:=(([.G23])^(0.25*0.5))*37" office:value-type="float" office:value="65.9937939619479" calcext:value-type="float">
            <text:p>65.9937939619479</text:p>
          </table:table-cell>
          <table:table-cell table:formula="of:=(([.G23])^(0.25*0.5))*12" office:value-type="float" office:value="21.4033926363074" calcext:value-type="float">
            <text:p>21.4033926363074</text:p>
          </table:table-cell>
        </table:table-row>
        <table:table-row table:style-name="ro1">
          <table:table-cell office:value-type="float" office:value="2375.32848705941" calcext:value-type="float">
            <text:p>2375.32848705941</text:p>
          </table:table-cell>
          <table:table-cell office:value-type="float" office:value="149.421128107742" calcext:value-type="float">
            <text:p>149.421128107742</text:p>
          </table:table-cell>
          <table:table-cell office:value-type="float" office:value="201.704072240398" calcext:value-type="float">
            <text:p>201.704072240398</text:p>
          </table:table-cell>
          <table:table-cell/>
          <table:table-cell table:formula="of:=[.B24]*87623823" office:value-type="float" office:value="13092850481.7731" calcext:value-type="float">
            <text:p>13092850481.7731</text:p>
          </table:table-cell>
          <table:table-cell table:formula="of:=[.C24]*127" office:value-type="float" office:value="25616.4171745305" calcext:value-type="float">
            <text:p>25616.4171745305</text:p>
          </table:table-cell>
          <table:table-cell table:formula="of:=((1.27814 *([.C24])^(0.252439))-0.885932)*26" office:value-type="float" office:value="103.833635556936" calcext:value-type="float">
            <text:p>103.833635556936</text:p>
          </table:table-cell>
          <table:table-cell table:formula="of:=(([.G24])^(0.25*0.5))*37" office:value-type="float" office:value="66.1064722216218" calcext:value-type="float">
            <text:p>66.1064722216218</text:p>
          </table:table-cell>
          <table:table-cell table:formula="of:=(([.G24])^(0.25*0.5))*12" office:value-type="float" office:value="21.4399369367422" calcext:value-type="float">
            <text:p>21.4399369367422</text:p>
          </table:table-cell>
        </table:table-row>
        <table:table-row table:style-name="ro1">
          <table:table-cell office:value-type="float" office:value="2448.86000001621" calcext:value-type="float">
            <text:p>2448.86000001621</text:p>
          </table:table-cell>
          <table:table-cell office:value-type="float" office:value="150.937599621473" calcext:value-type="float">
            <text:p>150.937599621473</text:p>
          </table:table-cell>
          <table:table-cell office:value-type="float" office:value="210.2105423622" calcext:value-type="float">
            <text:p>210.2105423622</text:p>
          </table:table-cell>
          <table:table-cell/>
          <table:table-cell table:formula="of:=[.B25]*87623823" office:value-type="float" office:value="13225729513.2768" calcext:value-type="float">
            <text:p>13225729513.2768</text:p>
          </table:table-cell>
          <table:table-cell table:formula="of:=[.C25]*127" office:value-type="float" office:value="26696.7388799994" calcext:value-type="float">
            <text:p>26696.7388799994</text:p>
          </table:table-cell>
          <table:table-cell table:formula="of:=((1.27814 *([.C25])^(0.252439))-0.885932)*26" office:value-type="float" office:value="105.163502954724" calcext:value-type="float">
            <text:p>105.163502954724</text:p>
          </table:table-cell>
          <table:table-cell table:formula="of:=(([.G25])^(0.25*0.5))*37" office:value-type="float" office:value="66.2117176725653" calcext:value-type="float">
            <text:p>66.2117176725653</text:p>
          </table:table-cell>
          <table:table-cell table:formula="of:=(([.G25])^(0.25*0.5))*12" office:value-type="float" office:value="21.4740705965077" calcext:value-type="float">
            <text:p>21.4740705965077</text:p>
          </table:table-cell>
        </table:table-row>
        <table:table-row table:style-name="ro1">
          <table:table-cell office:value-type="float" office:value="2537.97241653034" calcext:value-type="float">
            <text:p>2537.97241653034</text:p>
          </table:table-cell>
          <table:table-cell office:value-type="float" office:value="152.29876256217" calcext:value-type="float">
            <text:p>152.29876256217</text:p>
          </table:table-cell>
          <table:table-cell office:value-type="float" office:value="218.481660321452" calcext:value-type="float">
            <text:p>218.481660321452</text:p>
          </table:table-cell>
          <table:table-cell/>
          <table:table-cell table:formula="of:=[.B26]*87623823" office:value-type="float" office:value="13344999813.8666" calcext:value-type="float">
            <text:p>13344999813.8666</text:p>
          </table:table-cell>
          <table:table-cell table:formula="of:=[.C26]*127" office:value-type="float" office:value="27747.1708608244" calcext:value-type="float">
            <text:p>27747.1708608244</text:p>
          </table:table-cell>
          <table:table-cell table:formula="of:=((1.27814 *([.C26])^(0.252439))-0.885932)*26" office:value-type="float" office:value="106.418540000714" calcext:value-type="float">
            <text:p>106.418540000714</text:p>
          </table:table-cell>
          <table:table-cell table:formula="of:=(([.G26])^(0.25*0.5))*37" office:value-type="float" office:value="66.3099783494794" calcext:value-type="float">
            <text:p>66.3099783494794</text:p>
          </table:table-cell>
          <table:table-cell table:formula="of:=(([.G26])^(0.25*0.5))*12" office:value-type="float" office:value="21.5059389241555" calcext:value-type="float">
            <text:p>21.5059389241555</text:p>
          </table:table-cell>
        </table:table-row>
        <table:table-row table:style-name="ro1">
          <table:table-cell office:value-type="float" office:value="2646.26690667838" calcext:value-type="float">
            <text:p>2646.26690667838</text:p>
          </table:table-cell>
          <table:table-cell office:value-type="float" office:value="153.52835627143" calcext:value-type="float">
            <text:p>153.52835627143</text:p>
          </table:table-cell>
          <table:table-cell office:value-type="float" office:value="226.489657968659" calcext:value-type="float">
            <text:p>226.489657968659</text:p>
          </table:table-cell>
          <table:table-cell/>
          <table:table-cell table:formula="of:=[.B27]*87623823" office:value-type="float" office:value="13452741515.4087" calcext:value-type="float">
            <text:p>13452741515.4087</text:p>
          </table:table-cell>
          <table:table-cell table:formula="of:=[.C27]*127" office:value-type="float" office:value="28764.1865620197" calcext:value-type="float">
            <text:p>28764.1865620197</text:p>
          </table:table-cell>
          <table:table-cell table:formula="of:=((1.27814 *([.C27])^(0.252439))-0.885932)*26" office:value-type="float" office:value="107.600251183831" calcext:value-type="float">
            <text:p>107.600251183831</text:p>
          </table:table-cell>
          <table:table-cell table:formula="of:=(([.G27])^(0.25*0.5))*37" office:value-type="float" office:value="66.4015756196613" calcext:value-type="float">
            <text:p>66.4015756196613</text:p>
          </table:table-cell>
          <table:table-cell table:formula="of:=(([.G27])^(0.25*0.5))*12" office:value-type="float" office:value="21.5356461469172" calcext:value-type="float">
            <text:p>21.5356461469172</text:p>
          </table:table-cell>
        </table:table-row>
        <table:table-row table:style-name="ro1">
          <table:table-cell office:value-type="float" office:value="2778.20290317125" calcext:value-type="float">
            <text:p>2778.20290317125</text:p>
          </table:table-cell>
          <table:table-cell office:value-type="float" office:value="154.647267689072" calcext:value-type="float">
            <text:p>154.647267689072</text:p>
          </table:table-cell>
          <table:table-cell office:value-type="float" office:value="234.205935904934" calcext:value-type="float">
            <text:p>234.205935904934</text:p>
          </table:table-cell>
          <table:table-cell/>
          <table:table-cell table:formula="of:=[.B28]*87623823" office:value-type="float" office:value="13550784811.4209" calcext:value-type="float">
            <text:p>13550784811.4209</text:p>
          </table:table-cell>
          <table:table-cell table:formula="of:=[.C28]*127" office:value-type="float" office:value="29744.1538599266" calcext:value-type="float">
            <text:p>29744.1538599266</text:p>
          </table:table-cell>
          <table:table-cell table:formula="of:=((1.27814 *([.C28])^(0.252439))-0.885932)*26" office:value-type="float" office:value="108.709723387711" calcext:value-type="float">
            <text:p>108.709723387711</text:p>
          </table:table-cell>
          <table:table-cell table:formula="of:=(([.G28])^(0.25*0.5))*37" office:value-type="float" office:value="66.4867758081466" calcext:value-type="float">
            <text:p>66.4867758081466</text:p>
          </table:table-cell>
          <table:table-cell table:formula="of:=(([.G28])^(0.25*0.5))*12" office:value-type="float" office:value="21.56327864048" calcext:value-type="float">
            <text:p>21.56327864048</text:p>
          </table:table-cell>
        </table:table-row>
        <table:table-row table:style-name="ro1">
          <table:table-cell office:value-type="float" office:value="2943.62386885504" calcext:value-type="float">
            <text:p>2943.62386885504</text:p>
          </table:table-cell>
          <table:table-cell office:value-type="float" office:value="155.697771784334" calcext:value-type="float">
            <text:p>155.697771784334</text:p>
          </table:table-cell>
          <table:table-cell office:value-type="float" office:value="241.765182309986" calcext:value-type="float">
            <text:p>241.765182309986</text:p>
          </table:table-cell>
          <table:table-cell/>
          <table:table-cell table:formula="of:=[.B29]*87623823" office:value-type="float" office:value="13642833996.3249" calcext:value-type="float">
            <text:p>13642833996.3249</text:p>
          </table:table-cell>
          <table:table-cell table:formula="of:=[.C29]*127" office:value-type="float" office:value="30704.1781533682" calcext:value-type="float">
            <text:p>30704.1781533682</text:p>
          </table:table-cell>
          <table:table-cell table:formula="of:=((1.27814 *([.C29])^(0.252439))-0.885932)*26" office:value-type="float" office:value="109.770426966959" calcext:value-type="float">
            <text:p>109.770426966959</text:p>
          </table:table-cell>
          <table:table-cell table:formula="of:=(([.G29])^(0.25*0.5))*37" office:value-type="float" office:value="66.5675224238355" calcext:value-type="float">
            <text:p>66.5675224238355</text:p>
          </table:table-cell>
          <table:table-cell table:formula="of:=(([.G29])^(0.25*0.5))*12" office:value-type="float" office:value="21.5894667320548" calcext:value-type="float">
            <text:p>21.5894667320548</text:p>
          </table:table-cell>
        </table:table-row>
        <table:table-row table:style-name="ro1">
          <table:table-cell office:value-type="float" office:value="3155.65886960886" calcext:value-type="float">
            <text:p>3155.65886960886</text:p>
          </table:table-cell>
          <table:table-cell office:value-type="float" office:value="156.705092767179" calcext:value-type="float">
            <text:p>156.705092767179</text:p>
          </table:table-cell>
          <table:table-cell office:value-type="float" office:value="249.186726662354" calcext:value-type="float">
            <text:p>249.186726662354</text:p>
          </table:table-cell>
          <table:table-cell/>
          <table:table-cell table:formula="of:=[.B30]*87623823" office:value-type="float" office:value="13731099311.8299" calcext:value-type="float">
            <text:p>13731099311.8299</text:p>
          </table:table-cell>
          <table:table-cell table:formula="of:=[.C30]*127" office:value-type="float" office:value="31646.714286119" calcext:value-type="float">
            <text:p>31646.714286119</text:p>
          </table:table-cell>
          <table:table-cell table:formula="of:=((1.27814 *([.C30])^(0.252439))-0.885932)*26" office:value-type="float" office:value="110.78795559533" calcext:value-type="float">
            <text:p>110.78795559533</text:p>
          </table:table-cell>
          <table:table-cell table:formula="of:=(([.G30])^(0.25*0.5))*37" office:value-type="float" office:value="66.6443432592233" calcext:value-type="float">
            <text:p>66.6443432592233</text:p>
          </table:table-cell>
          <table:table-cell table:formula="of:=(([.G30])^(0.25*0.5))*12" office:value-type="float" office:value="21.6143815975859" calcext:value-type="float">
            <text:p>21.6143815975859</text:p>
          </table:table-cell>
        </table:table-row>
        <table:table-row table:style-name="ro1">
          <table:table-cell office:value-type="float" office:value="3437.15811979206" calcext:value-type="float">
            <text:p>3437.15811979206</text:p>
          </table:table-cell>
          <table:table-cell office:value-type="float" office:value="157.702264794961" calcext:value-type="float">
            <text:p>157.702264794961</text:p>
          </table:table-cell>
          <table:table-cell office:value-type="float" office:value="256.514022498338" calcext:value-type="float">
            <text:p>256.514022498338</text:p>
          </table:table-cell>
          <table:table-cell/>
          <table:table-cell table:formula="of:=[.B31]*87623823" office:value-type="float" office:value="13818475337.0928" calcext:value-type="float">
            <text:p>13818475337.0928</text:p>
          </table:table-cell>
          <table:table-cell table:formula="of:=[.C31]*127" office:value-type="float" office:value="32577.2808572889" calcext:value-type="float">
            <text:p>32577.2808572889</text:p>
          </table:table-cell>
          <table:table-cell table:formula="of:=((1.27814 *([.C31])^(0.252439))-0.885932)*26" office:value-type="float" office:value="111.770573536124" calcext:value-type="float">
            <text:p>111.770573536124</text:p>
          </table:table-cell>
          <table:table-cell table:formula="of:=(([.G31])^(0.25*0.5))*37" office:value-type="float" office:value="66.717944693119" calcext:value-type="float">
            <text:p>66.717944693119</text:p>
          </table:table-cell>
          <table:table-cell table:formula="of:=(([.G31])^(0.25*0.5))*12" office:value-type="float" office:value="21.6382523329035" calcext:value-type="float">
            <text:p>21.6382523329035</text:p>
          </table:table-cell>
        </table:table-row>
        <table:table-row table:style-name="ro1">
          <table:table-cell office:value-type="float" office:value="3635.91528680468" calcext:value-type="float">
            <text:p>3635.91528680468</text:p>
          </table:table-cell>
          <table:table-cell office:value-type="float" office:value="158.262431241809" calcext:value-type="float">
            <text:p>158.262431241809</text:p>
          </table:table-cell>
          <table:table-cell office:value-type="float" office:value="260.467500987295" calcext:value-type="float">
            <text:p>260.467500987295</text:p>
          </table:table-cell>
          <table:table-cell/>
          <table:table-cell table:formula="of:=[.B32]*87623823" office:value-type="float" office:value="13867559262.6819" calcext:value-type="float">
            <text:p>13867559262.6819</text:p>
          </table:table-cell>
          <table:table-cell table:formula="of:=[.C32]*127" office:value-type="float" office:value="33079.3726253865" calcext:value-type="float">
            <text:p>33079.3726253865</text:p>
          </table:table-cell>
          <table:table-cell table:formula="of:=((1.27814 *([.C32])^(0.252439))-0.885932)*26" office:value-type="float" office:value="112.292060335534" calcext:value-type="float">
            <text:p>112.292060335534</text:p>
          </table:table-cell>
          <table:table-cell table:formula="of:=(([.G32])^(0.25*0.5))*37" office:value-type="float" office:value="66.7567761503602" calcext:value-type="float">
            <text:p>66.7567761503602</text:p>
          </table:table-cell>
          <table:table-cell table:formula="of:=(([.G32])^(0.25*0.5))*12" office:value-type="float" office:value="21.6508463190357" calcext:value-type="float">
            <text:p>21.6508463190357</text:p>
          </table:table-cell>
        </table:table-row>
        <table:table-row table:style-name="ro1">
          <table:table-cell office:value-type="float" office:value="3945.92077289131" calcext:value-type="float">
            <text:p>3945.92077289131</text:p>
          </table:table-cell>
          <table:table-cell office:value-type="float" office:value="158.987748004839" calcext:value-type="float">
            <text:p>158.987748004839</text:p>
          </table:table-cell>
          <table:table-cell office:value-type="float" office:value="265.351645592984" calcext:value-type="float">
            <text:p>265.351645592984</text:p>
          </table:table-cell>
          <table:table-cell/>
          <table:table-cell table:formula="of:=[.B33]*87623823" office:value-type="float" office:value="13931114290.3446" calcext:value-type="float">
            <text:p>13931114290.3446</text:p>
          </table:table-cell>
          <table:table-cell table:formula="of:=[.C33]*127" office:value-type="float" office:value="33699.658990309" calcext:value-type="float">
            <text:p>33699.658990309</text:p>
          </table:table-cell>
          <table:table-cell table:formula="of:=((1.27814 *([.C33])^(0.252439))-0.885932)*26" office:value-type="float" office:value="112.928199311999" calcext:value-type="float">
            <text:p>112.928199311999</text:p>
          </table:table-cell>
          <table:table-cell table:formula="of:=(([.G33])^(0.25*0.5))*37" office:value-type="float" office:value="66.8039318739644" calcext:value-type="float">
            <text:p>66.8039318739644</text:p>
          </table:table-cell>
          <table:table-cell table:formula="of:=(([.G33])^(0.25*0.5))*12" office:value-type="float" office:value="21.6661400672317" calcext:value-type="float">
            <text:p>21.6661400672317</text:p>
          </table:table-cell>
        </table:table-row>
        <table:table-row table:style-name="ro1">
          <table:table-cell office:value-type="float" office:value="4438.92384208495" calcext:value-type="float">
            <text:p>4438.92384208495</text:p>
          </table:table-cell>
          <table:table-cell office:value-type="float" office:value="159.906714884503" calcext:value-type="float">
            <text:p>159.906714884503</text:p>
          </table:table-cell>
          <table:table-cell office:value-type="float" office:value="270.970421752048" calcext:value-type="float">
            <text:p>270.970421752048</text:p>
          </table:table-cell>
          <table:table-cell/>
          <table:table-cell table:formula="of:=[.B34]*87623823" office:value-type="float" office:value="14011637681.5512" calcext:value-type="float">
            <text:p>14011637681.5512</text:p>
          </table:table-cell>
          <table:table-cell table:formula="of:=[.C34]*127" office:value-type="float" office:value="34413.2435625101" calcext:value-type="float">
            <text:p>34413.2435625101</text:p>
          </table:table-cell>
          <table:table-cell table:formula="of:=((1.27814 *([.C34])^(0.252439))-0.885932)*26" office:value-type="float" office:value="113.649284275646" calcext:value-type="float">
            <text:p>113.649284275646</text:p>
          </table:table-cell>
          <table:table-cell table:formula="of:=(([.G34])^(0.25*0.5))*37" office:value-type="float" office:value="66.8571042380886" calcext:value-type="float">
            <text:p>66.8571042380886</text:p>
          </table:table-cell>
          <table:table-cell table:formula="of:=(([.G34])^(0.25*0.5))*12" office:value-type="float" office:value="21.683385158299" calcext:value-type="float">
            <text:p>21.683385158299</text:p>
          </table:table-cell>
        </table:table-row>
        <table:table-row table:style-name="ro1">
          <table:table-cell office:value-type="float" office:value="4921.02110377533" calcext:value-type="float">
            <text:p>4921.02110377533</text:p>
          </table:table-cell>
          <table:table-cell office:value-type="float" office:value="160.636963738743" calcext:value-type="float">
            <text:p>160.636963738743</text:p>
          </table:table-cell>
          <table:table-cell office:value-type="float" office:value="274.695574357824" calcext:value-type="float">
            <text:p>274.695574357824</text:p>
          </table:table-cell>
          <table:table-cell/>
          <table:table-cell table:formula="of:=[.B35]*87623823" office:value-type="float" office:value="14075624877.901" calcext:value-type="float">
            <text:p>14075624877.901</text:p>
          </table:table-cell>
          <table:table-cell table:formula="of:=[.C35]*127" office:value-type="float" office:value="34886.3379434436" calcext:value-type="float">
            <text:p>34886.3379434436</text:p>
          </table:table-cell>
          <table:table-cell table:formula="of:=((1.27814 *([.C35])^(0.252439))-0.885932)*26" office:value-type="float" office:value="114.121211664255" calcext:value-type="float">
            <text:p>114.121211664255</text:p>
          </table:table-cell>
          <table:table-cell table:formula="of:=(([.G35])^(0.25*0.5))*37" office:value-type="float" office:value="66.8917442786377" calcext:value-type="float">
            <text:p>66.8917442786377</text:p>
          </table:table-cell>
          <table:table-cell table:formula="of:=(([.G35])^(0.25*0.5))*12" office:value-type="float" office:value="21.6946197660447" calcext:value-type="float">
            <text:p>21.6946197660447</text:p>
          </table:table-cell>
        </table:table-row>
        <table:table-row table:style-name="ro1">
          <table:table-cell office:value-type="float" office:value="5622.14970208919" calcext:value-type="float">
            <text:p>5622.14970208919</text:p>
          </table:table-cell>
          <table:table-cell office:value-type="float" office:value="161.532529897324" calcext:value-type="float">
            <text:p>161.532529897324</text:p>
          </table:table-cell>
          <table:table-cell office:value-type="float" office:value="278.365198769601" calcext:value-type="float">
            <text:p>278.365198769601</text:p>
          </table:table-cell>
          <table:table-cell/>
          <table:table-cell table:formula="of:=[.B36]*87623823" office:value-type="float" office:value="14154097808.4653" calcext:value-type="float">
            <text:p>14154097808.4653</text:p>
          </table:table-cell>
          <table:table-cell table:formula="of:=[.C36]*127" office:value-type="float" office:value="35352.3802437393" calcext:value-type="float">
            <text:p>35352.3802437393</text:p>
          </table:table-cell>
          <table:table-cell table:formula="of:=((1.27814 *([.C36])^(0.252439))-0.885932)*26" office:value-type="float" office:value="114.581449448541" calcext:value-type="float">
            <text:p>114.581449448541</text:p>
          </table:table-cell>
          <table:table-cell table:formula="of:=(([.G36])^(0.25*0.5))*37" office:value-type="float" office:value="66.9254057750644" calcext:value-type="float">
            <text:p>66.9254057750644</text:p>
          </table:table-cell>
          <table:table-cell table:formula="of:=(([.G36])^(0.25*0.5))*12" office:value-type="float" office:value="21.705537008129" calcext:value-type="float">
            <text:p>21.70553700812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1.962470536027" calcext:value-type="float">
            <text:p>161.962470536027</text:p>
          </table:table-cell>
          <table:table-cell office:value-type="float" office:value="279.680972441854" calcext:value-type="float">
            <text:p>279.680972441854</text:p>
          </table:table-cell>
          <table:table-cell/>
          <table:table-cell table:formula="of:=[.B37]*87623823" office:value-type="float" office:value="14191770850.8915" calcext:value-type="float">
            <text:p>14191770850.8915</text:p>
          </table:table-cell>
          <table:table-cell table:formula="of:=[.C37]*127" office:value-type="float" office:value="35519.4835001155" calcext:value-type="float">
            <text:p>35519.4835001155</text:p>
          </table:table-cell>
          <table:table-cell table:formula="of:=((1.27814 *([.C37])^(0.252439))-0.885932)*26" office:value-type="float" office:value="114.745366735368" calcext:value-type="float">
            <text:p>114.745366735368</text:p>
          </table:table-cell>
          <table:table-cell table:formula="of:=(([.G37])^(0.25*0.5))*37" office:value-type="float" office:value="66.9373660128607" calcext:value-type="float">
            <text:p>66.9373660128607</text:p>
          </table:table-cell>
          <table:table-cell table:formula="of:=(([.G37])^(0.25*0.5))*12" office:value-type="float" office:value="21.709416004171" calcext:value-type="float">
            <text:p>21.709416004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4:27:24.932690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8T14:29:54.629164006</dc:date>
    <meta:editing-duration>PT12M17S</meta:editing-duration>
    <meta:editing-cycles>2</meta:editing-cycles>
    <meta:generator>LibreOffice/6.4.7.2$Linux_X86_64 LibreOffice_project/40$Build-2</meta:generator>
    <meta:document-statistic meta:table-count="1" meta:cell-count="296" meta:object-count="0"/>
  </office:meta>
</office:document-meta>
</file>